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1"/>
    <style:style style:name="P22" style:family="paragraph" style:parent-style-name="Text_20_body" style:list-style-name="L22"/>
    <style:style style:name="P23" style:family="paragraph" style:parent-style-name="Text_20_body" style:list-style-name="L23"/>
    <style:style style:name="P24" style:family="paragraph" style:parent-style-name="Text_20_body" style:list-style-name="L24"/>
    <style:style style:name="P25" style:family="paragraph" style:parent-style-name="Text_20_body">
      <style:text-properties officeooo:rsid="00078e38" officeooo:paragraph-rsid="00078e38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🧭 ROADMAP COMPLÈTE – DIAG PC / CYBER / ARGENT</text:h>
      <text:p text:style-name="Horizontal_20_Line"/>
      <text:h text:style-name="Heading_20_2" text:outline-level="2">🧠 PHASE 0 – CLARIFIER TON OFFRE (1 soirée)</text:h>
      <text:h text:style-name="Heading_20_3" text:outline-level="3">✅ Ce que tu vends (simple)</text:h>
      <text:p text:style-name="Text_20_body">👉 <text:span text:style-name="Strong_20_Emphasis">Diagnostic PC Sécurité &amp; Performance</text:span></text:p>
      <text:p text:style-name="Text_20_body">Inclut :</text:p>
      <text:list text:style-name="L1">
        <text:list-item>
          <text:p text:style-name="P1">État général du PC</text:p>
        </text:list-item>
        <text:list-item>
          <text:p text:style-name="P1">Sécurité (malware / risques)</text:p>
        </text:list-item>
        <text:list-item>
          <text:p text:style-name="P1">Santé disque &amp; RAM</text:p>
        </text:list-item>
        <text:list-item>
          <text:p text:style-name="P1">Recommandations claires</text:p>
        </text:list-item>
      </text:list>
      <text:p text:style-name="Text_20_body">❌ Pas de hacking<text:line-break/>❌ Pas de scan réseau<text:line-break/>❌ Pas d’accès distant par défaut</text:p>
      <text:p text:style-name="Horizontal_20_Line"/>
      <text:h text:style-name="Heading_20_2" text:outline-level="2">🧰 PHASE 1 – TON SETUP TECHNIQUE (2–3 jours)</text:h>
      <text:h text:style-name="Heading_20_3" text:outline-level="3">🔹 1. Clé USB Live (obligatoire)</text:h>
      <text:list text:style-name="L2">
        <text:list-item>
          <text:p text:style-name="P2">Linux Mint (ou Kali light)</text:p>
        </text:list-item>
        <text:list-item>
          <text:p text:style-name="P2">Boot UEFI + legacy</text:p>
        </text:list-item>
        <text:list-item>
          <text:p text:style-name="P2">Test sur 2 PC différents</text:p>
        </text:list-item>
      </text:list>
      <text:p text:style-name="Horizontal_20_Line"/>
      <text:h text:style-name="Heading_20_3" text:outline-level="3">🔹 2. Outils à installer sur la clé</text:h>
      <text:p text:style-name="Text_20_body"><text:span text:style-name="Strong_20_Emphasis">Sécurité</text:span></text:p>
      <text:list text:style-name="L3">
        <text:list-item>
          <text:p text:style-name="P3">ClamAV</text:p>
        </text:list-item>
        <text:list-item>
          <text:p text:style-name="P3">rkhunter</text:p>
        </text:list-item>
        <text:list-item>
          <text:p text:style-name="P3">chkrootkit</text:p>
        </text:list-item>
        <text:list-item>
          <text:p text:style-name="P3">Lynis</text:p>
        </text:list-item>
      </text:list>
      <text:p text:style-name="Text_20_body"><text:span text:style-name="Strong_20_Emphasis">Système</text:span></text:p>
      <text:list text:style-name="L4">
        <text:list-item>
          <text:p text:style-name="P4">htop</text:p>
        </text:list-item>
        <text:list-item>
          <text:p text:style-name="P4"><text:soft-page-break/>smartmontools</text:p>
        </text:list-item>
        <text:list-item>
          <text:p text:style-name="P4">memtester</text:p>
        </text:list-item>
        <text:list-item>
          <text:p text:style-name="P4">journalctl</text:p>
        </text:list-item>
      </text:list>
      <text:p text:style-name="Text_20_body">👉 Teste <text:span text:style-name="Strong_20_Emphasis">chaque outil</text:span> avant client.</text:p>
      <text:p text:style-name="Horizontal_20_Line"/>
      <text:h text:style-name="Heading_20_3" text:outline-level="3">🔹 3. Ton outil perso (V1)</text:h>
      <text:p text:style-name="Text_20_body"><text:span text:style-name="Strong_20_Emphasis">Objectif V1 :</text:span></text:p>
      <text:list text:style-name="L5">
        <text:list-item>
          <text:p text:style-name="P5">lancer tous les scans</text:p>
        </text:list-item>
        <text:list-item>
          <text:p text:style-name="P5">récupérer les résultats</text:p>
        </text:list-item>
        <text:list-item>
          <text:p text:style-name="P5">créer un résumé</text:p>
        </text:list-item>
      </text:list>
      <text:p text:style-name="Text_20_body"><text:span text:style-name="Strong_20_Emphasis">À coder :</text:span></text:p>
      <text:list text:style-name="L6">
        <text:list-item>
          <text:p text:style-name="P6">Script Python ou Bash</text:p>
        </text:list-item>
        <text:list-item>
          <text:p text:style-name="P6">Menu simple</text:p>
        </text:list-item>
        <text:list-item>
          <text:p text:style-name="P6">Sortie texte claire</text:p>
        </text:list-item>
      </text:list>
      <text:p text:style-name="Text_20_body">📌 <text:span text:style-name="Strong_20_Emphasis">Idées à développer plus tard :</text:span></text:p>
      <text:list text:style-name="L7">
        <text:list-item>
          <text:p text:style-name="P7">Score PC (0–100)</text:p>
        </text:list-item>
        <text:list-item>
          <text:p text:style-name="P7">Mode “client”</text:p>
        </text:list-item>
        <text:list-item>
          <text:p text:style-name="P7">Rapport PDF auto</text:p>
        </text:list-item>
      </text:list>
      <text:p text:style-name="Horizontal_20_Line"/>
      <text:h text:style-name="Heading_20_2" text:outline-level="2">📄 PHASE 2 – LIVRABLE PRO (1 jour)</text:h>
      <text:h text:style-name="Heading_20_3" text:outline-level="3">🔹 4. Modèle de rapport</text:h>
      <text:p text:style-name="Text_20_body">Format :</text:p>
      <text:list text:style-name="L8">
        <text:list-item>
          <text:p text:style-name="P8">1 page max pour le client</text:p>
        </text:list-item>
        <text:list-item>
          <text:p text:style-name="P8">Section technique en annexe</text:p>
        </text:list-item>
      </text:list>
      <text:p text:style-name="Text_20_body">Contenu :</text:p>
      <text:list text:style-name="L9">
        <text:list-item>
          <text:p text:style-name="P9">Résumé (OK / Attention / Critique)</text:p>
        </text:list-item>
        <text:list-item>
          <text:p text:style-name="P9">Détails simples</text:p>
        </text:list-item>
        <text:list-item>
          <text:p text:style-name="P9">Conseils concrets</text:p>
        </text:list-item>
      </text:list>
      <text:p text:style-name="Text_20_body">👉 Tu peux le faire en Markdown → PDF.</text:p>
      <text:p text:style-name="Horizontal_20_Line"/>
      <text:h text:style-name="Heading_20_3" text:outline-level="3"><text:soft-page-break/>🔹 5. Phrase de consentement (important)</text:h>
      <text:p text:style-name="Text_20_body">À dire / faire signer :</text:p>
      <text:p text:style-name="Quotations">“J’autorise le diagnostic de mon ordinateur sans modification de données.”</text:p>
      <text:p text:style-name="Horizontal_20_Line"/>
      <text:h text:style-name="Heading_20_2" text:outline-level="2">💼 PHASE 3 – IMAGE PRO MINIMALE (1 jour)</text:h>
      <text:h text:style-name="Heading_20_3" text:outline-level="3">🔹 6. Identité simple</text:h>
      <text:list text:style-name="L10">
        <text:list-item>
          <text:p text:style-name="P10">Numéro dédié</text:p>
        </text:list-item>
        <text:list-item>
          <text:p text:style-name="P10">Mail pro</text:p>
        </text:list-item>
        <text:list-item>
          <text:p text:style-name="P10">Nom simple (ex : “Diag PC Sécurité”)</text:p>
        </text:list-item>
      </text:list>
      <text:p text:style-name="Horizontal_20_Line"/>
      <text:h text:style-name="Heading_20_3" text:outline-level="3">🔹 7. Tarifs clairs</text:h>
      <text:list text:style-name="L11">
        <text:list-item>
          <text:p text:style-name="P11">Diagnostic seul : <text:span text:style-name="Strong_20_Emphasis">40 €</text:span></text:p>
        </text:list-item>
        <text:list-item>
          <text:p text:style-name="P11">Diagnostic + nettoyage : <text:span text:style-name="Strong_20_Emphasis">80 €</text:span></text:p>
        </text:list-item>
        <text:list-item>
          <text:p text:style-name="P11">Diagnostic + sauvegarde : <text:span text:style-name="Strong_20_Emphasis">150 €</text:span></text:p>
        </text:list-item>
      </text:list>
      <text:p text:style-name="Text_20_body">📌 Toujours annoncer le prix <text:span text:style-name="Strong_20_Emphasis">avant</text:span>.</text:p>
      <text:p text:style-name="Horizontal_20_Line"/>
      <text:h text:style-name="Heading_20_2" text:outline-level="2">📢 PHASE 4 – TROUVER DES CLIENTS (immédiat)</text:h>
      <text:h text:style-name="Heading_20_3" text:outline-level="3">🔹 8. Annonce Leboncoin</text:h>
      <text:p text:style-name="Text_20_body">Titre clair :</text:p>
      <text:p text:style-name="Quotations">Diagnostic PC à domicile – Sécurité &amp; Performance</text:p>
      <text:p text:style-name="Text_20_body">Description :</text:p>
      <text:list text:style-name="L12">
        <text:list-item>
          <text:p text:style-name="P12">mots simples</text:p>
        </text:list-item>
        <text:list-item>
          <text:p text:style-name="P12">pas de jargon</text:p>
        </text:list-item>
      </text:list>
      <text:p text:style-name="Horizontal_20_Line"/>
      <text:h text:style-name="Heading_20_3" text:outline-level="3">🔹 9. Réseaux locaux</text:h>
      <text:list text:style-name="L13">
        <text:list-item>
          <text:p text:style-name="P13">Facebook groupes de ta ville</text:p>
        </text:list-item>
        <text:list-item>
          <text:p text:style-name="P13">Nextdoor</text:p>
        </text:list-item>
        <text:list-item>
          <text:p text:style-name="P13">Bouche-à-oreille</text:p>
        </text:list-item>
      </text:list>
      <text:p text:style-name="Text_20_body">📌 1 post / semaine max.</text:p>
      <text:p text:style-name="Horizontal_20_Line"/>
      <text:h text:style-name="Heading_20_3" text:outline-level="3"><text:soft-page-break/>🔹 10. Flyers (optionnel mais efficace)</text:h>
      <text:list text:style-name="L14">
        <text:list-item>
          <text:p text:style-name="P14">boulangeries</text:p>
        </text:list-item>
        <text:list-item>
          <text:p text:style-name="P14">résidences étudiantes</text:p>
        </text:list-item>
        <text:list-item>
          <text:p text:style-name="P14">panneaux locaux</text:p>
        </text:list-item>
      </text:list>
      <text:p text:style-name="Horizontal_20_Line"/>
      <text:h text:style-name="Heading_20_2" text:outline-level="2">🏠 PHASE 5 – INTERVENTION CLIENT (checklist)</text:h>
      <text:h text:style-name="Heading_20_3" text:outline-level="3">Avant</text:h>
      <text:list text:style-name="L15">
        <text:list-item>
          <text:p text:style-name="P15">Sauvegarde client demandée ?</text:p>
        </text:list-item>
        <text:list-item>
          <text:p text:style-name="P15">Accord oral / écrit</text:p>
        </text:list-item>
        <text:list-item>
          <text:p text:style-name="P15">Prix validé</text:p>
        </text:list-item>
      </text:list>
      <text:h text:style-name="Heading_20_3" text:outline-level="3">Pendant</text:h>
      <text:list text:style-name="L16">
        <text:list-item>
          <text:p text:style-name="P16">Boot sur ta clé</text:p>
        </text:list-item>
        <text:list-item>
          <text:p text:style-name="P16">Diagnostic</text:p>
        </text:list-item>
        <text:list-item>
          <text:p text:style-name="P16">Notes simples</text:p>
        </text:list-item>
      </text:list>
      <text:h text:style-name="Heading_20_3" text:outline-level="3">Après</text:h>
      <text:list text:style-name="L17">
        <text:list-item>
          <text:p text:style-name="P17">Résumé clair</text:p>
        </text:list-item>
        <text:list-item>
          <text:p text:style-name="P17">Propositions (sans forcer)</text:p>
        </text:list-item>
        <text:list-item>
          <text:p text:style-name="P17">Paiement</text:p>
        </text:list-item>
      </text:list>
      <text:p text:style-name="Horizontal_20_Line"/>
      <text:h text:style-name="Heading_20_2" text:outline-level="2">🧠 PHASE 6 – AMÉLIORATION CONTINUE (important)</text:h>
      <text:h text:style-name="Heading_20_3" text:outline-level="3">🔹 11. Capitaliser</text:h>
      <text:list text:style-name="L18">
        <text:list-item>
          <text:p text:style-name="P18">Note chaque intervention</text:p>
        </text:list-item>
        <text:list-item>
          <text:p text:style-name="P18">Bugs fréquents</text:p>
        </text:list-item>
        <text:list-item>
          <text:p text:style-name="P18">Améliore ton script</text:p>
        </text:list-item>
      </text:list>
      <text:p text:style-name="Horizontal_20_Line"/>
      <text:h text:style-name="Heading_20_3" text:outline-level="3">🔹 12. GitHub (bonus carrière)</text:h>
      <text:list text:style-name="L19">
        <text:list-item>
          <text:p text:style-name="P19">Version anonymisée de ton outil</text:p>
        </text:list-item>
        <text:list-item>
          <text:p text:style-name="P19">README clair</text:p>
        </text:list-item>
        <text:list-item>
          <text:p text:style-name="P19">Screenshots</text:p>
        </text:list-item>
      </text:list>
      <text:p text:style-name="Horizontal_20_Line"/>
      <text:h text:style-name="Heading_20_2" text:outline-level="2"><text:soft-page-break/>🚀 PHASE 7 – ÉVOLUTION (quand ça roule)</text:h>
      <text:h text:style-name="Heading_20_3" text:outline-level="3">Idées à développer :</text:h>
      <text:list text:style-name="L20">
        <text:list-item>
          <text:p text:style-name="P20">Interface TUI</text:p>
        </text:list-item>
        <text:list-item>
          <text:p text:style-name="P20">Rapport PDF auto</text:p>
        </text:list-item>
        <text:list-item>
          <text:p text:style-name="P20">Version “PME”</text:p>
        </text:list-item>
        <text:list-item>
          <text:p text:style-name="P20">Pack sauvegarde cloud</text:p>
        </text:list-item>
        <text:list-item>
          <text:p text:style-name="P20">Audit Linux complet</text:p>
        </text:list-item>
      </text:list>
      <text:p text:style-name="Horizontal_20_Line"/>
      <text:h text:style-name="Heading_20_2" text:outline-level="2">⚠️ RÈGLES D’OR</text:h>
      <text:list text:style-name="L21">
        <text:list-item>
          <text:p text:style-name="P21">Toujours expliquer</text:p>
        </text:list-item>
        <text:list-item>
          <text:p text:style-name="P21">Toujours demander l’accord</text:p>
        </text:list-item>
        <text:list-item>
          <text:p text:style-name="P21">Ne jamais accéder aux fichiers persos</text:p>
        </text:list-item>
        <text:list-item>
          <text:p text:style-name="P21">Pas d’accès distant par défaut</text:p>
        </text:list-item>
        <text:list-item>
          <text:p text:style-name="P21">Ne jamais promettre l’impossible</text:p>
        </text:list-item>
      </text:list>
      <text:p text:style-name="Horizontal_20_Line"/>
      <text:h text:style-name="Heading_20_2" text:outline-level="2">🎯 OBJECTIF RÉALISTE</text:h>
      <text:list text:style-name="L22">
        <text:list-item>
          <text:p text:style-name="P22">2–3 clients / semaine</text:p>
        </text:list-item>
        <text:list-item>
          <text:p text:style-name="P22">40–80 € / intervention</text:p>
        </text:list-item>
        <text:list-item>
          <text:p text:style-name="P22"><text:span text:style-name="Strong_20_Emphasis">300–600 € / mois</text:span> en parallèle de ta formation</text:p>
        </text:list-item>
      </text:list>
      <text:p text:style-name="Horizontal_20_Line"/>
      <text:h text:style-name="Heading_20_2" text:outline-level="2">🔥 Conclusion</text:h>
      <text:p text:style-name="Text_20_body">👉 Tu as :</text:p>
      <text:list text:style-name="L23">
        <text:list-item>
          <text:p text:style-name="P23">les compétences</text:p>
        </text:list-item>
        <text:list-item>
          <text:p text:style-name="P23">une offre claire</text:p>
        </text:list-item>
        <text:list-item>
          <text:p text:style-name="P23">un vrai besoin marché</text:p>
        </text:list-item>
        <text:list-item>
          <text:p text:style-name="P23">une montée en compétences cyber</text:p>
        </text:list-item>
      </text:list>
      <text:p text:style-name="Text_20_body">👉 <text:span text:style-name="Strong_20_Emphasis">Il ne te manque que l’exécution.</text:span></text:p>
      <text:p text:style-name="Horizontal_20_Line"/>
      <text:p text:style-name="Text_20_body">Si tu veux, prochain pas possible :</text:p>
      <text:list text:style-name="L24">
        <text:list-item>
          <text:p text:style-name="P24">📋 checklist intervention imprimable</text:p>
        </text:list-item>
        <text:list-item>
          <text:p text:style-name="P24"><text:soft-page-break/>🧾 modèle de rapport PDF</text:p>
        </text:list-item>
        <text:list-item>
          <text:p text:style-name="P24">🧑‍💻 squelette du script V1</text:p>
        </text:list-item>
        <text:list-item>
          <text:p text:style-name="P24">📢 annonce Leboncoin prête à poster</text:p>
        </text:list-item>
      </text:list>
      <text:p text:style-name="Text_20_body"/>
      <text:p text:style-name="P25">-- QR code </text:p>
      <text:p text:style-name="P25">-- Trustpilote</text:p>
      <text:p text:style-name="P25">-- TOP recherche google first pag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20T18:49:19.333000000</meta:creation-date>
    <dc:date>2025-12-23T15:43:33.992000000</dc:date>
    <meta:editing-duration>PT3M29S</meta:editing-duration>
    <meta:editing-cycles>2</meta:editing-cycles>
    <meta:generator>LibreOffice/7.5.3.2$Windows_X86_64 LibreOffice_project/9f56dff12ba03b9acd7730a5a481eea045e468f3</meta:generator>
    <meta:document-statistic meta:table-count="0" meta:image-count="0" meta:object-count="0" meta:page-count="6" meta:paragraph-count="133" meta:word-count="609" meta:character-count="3030" meta:non-whitespace-character-count="2627"/>
  </office:meta>
</office:document-meta>
</file>